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976cm" svg:height="0.419cm" svg:x="9.975cm" svg:y="14.6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39:58.734172448</meta:creation-date>
    <dc:date>2018-02-09T11:40:29.726908393</dc:date>
    <meta:editing-duration>PT31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math xmlns="http://www.w3.org/1998/Math/MathML" display="block">
  <semantics>
    <mrow>
      <mover accent="true">
        <mstyle mathvariant="normal">
          <mi>ABC</mi>
        </mstyle>
        <mo stretchy="true">^</mo>
      </mover>
      <mi mathvariant="normal">.</mi>
    </mrow>
    <annotation encoding="StarMath 5.0">widehat nitalic{ABC}.</annotation>
  </semantics>
</math>
</file>